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2611in" fo:margin-left="0.0035in" fo:margin-top="0in" fo:margin-bottom="0in" table:align="left" style:writing-mode="lr-tb"/>
    </style:style>
    <style:style style:name="Table1.A" style:family="table-column">
      <style:table-column-properties style:column-width="2.0868in"/>
    </style:style>
    <style:style style:name="Table1.C" style:family="table-column">
      <style:table-column-properties style:column-width="2.0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de" fo:country="DE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de" fo:country="DE" officeooo:rsid="00017a6c" officeooo:paragraph-rsid="00017a6c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3" style:family="paragraph" style:parent-style-name="Standard">
      <style:text-properties officeooo:rsid="00017a6c" officeooo:paragraph-rsid="00017a6c"/>
    </style:style>
    <style:style style:name="P4" style:family="paragraph" style:parent-style-name="Standard" style:list-style-name="List_20_1">
      <style:text-properties officeooo:rsid="00017a6c" officeooo:paragraph-rsid="00017a6c"/>
    </style:style>
    <style:style style:name="P5" style:family="paragraph" style:parent-style-name="Standard">
      <style:text-properties style:text-position="0% 100%" fo:font-weight="bold" officeooo:rsid="00017a6c" officeooo:paragraph-rsid="00017a6c" style:font-weight-asian="bold" style:font-weight-complex="bold"/>
    </style:style>
    <style:style style:name="P6" style:family="paragraph" style:parent-style-name="Standard">
      <style:text-properties fo:font-weight="bold" officeooo:rsid="00017a6c" officeooo:paragraph-rsid="00017a6c" style:font-weight-asian="bold" style:font-weight-complex="bold"/>
    </style:style>
    <style:style style:name="P7" style:family="paragraph" style:parent-style-name="Standard" style:list-style-name="List_20_1">
      <style:text-properties officeooo:rsid="0002be20" officeooo:paragraph-rsid="0002be20"/>
    </style:style>
    <style:style style:name="P8" style:family="paragraph" style:parent-style-name="Standard">
      <style:text-properties fo:font-weight="normal" officeooo:rsid="00017a6c" officeooo:paragraph-rsid="00017a6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rundlagen der Informatik 4 (GIT IV) Übung</text:p>
      <text:p text:style-name="Standard">Bearbeited von: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Matrikelnummer</text:p>
          </table:table-cell>
          <table:table-cell table:style-name="Table1.A1" office:value-type="string">
            <text:p text:style-name="P1">Nummer des Übungsblatts</text:p>
          </table:table-cell>
        </table:table-row>
        <table:table-row table:style-name="Table1.1">
          <table:table-cell table:style-name="Table1.A1" office:value-type="string">
            <text:p text:style-name="P1">Maximilian Bradstädter</text:p>
          </table:table-cell>
          <table:table-cell table:style-name="Table1.A1" office:value-type="string">
            <text:p text:style-name="P1">1007486</text:p>
          </table:table-cell>
          <table:table-cell table:style-name="Table1.A1" office:value-type="string">
            <text:p text:style-name="P2">9­</text:p>
          </table:table-cell>
        </table:table-row>
      </table:table>
      <text:p text:style-name="P5">Aufgabe 1:</text:p>
      <text:list text:style-name="List_20_1">
        <text:list-item>
          <text:p text:style-name="P4">Abstraktion</text:p>
          <text:list>
            <text:list-item>
              <text:p text:style-name="P7">Funktionen wir start, .setTitle etc. werden verwendet um komplexere sachverhalte (hier das backend von javafx) weg zu abstrahieren.</text:p>
            </text:list-item>
          </text:list>
        </text:list-item>
        <text:list-item>
          <text:p text:style-name="P4">Vererbung</text:p>
          <text:list>
            <text:list-item>
              <text:p text:style-name="P7">Vererbung wird hier zum beispiel für ColorNeighborsButton verwendet, welcher eine Unterklasse von ColorNeighborsButton ist.</text:p>
            </text:list-item>
          </text:list>
        </text:list-item>
        <text:list-item>
          <text:p text:style-name="P4">Kapselung/Geheimnisprinzip </text:p>
          <text:list>
            <text:list-item>
              <text:p text:style-name="P7">Hier wird Kapselung/Geheimnisprinzip genutzt, um z.B.: die implemetierung von der färbung der benachbarten tiles durch die methode processNeighbors zu verbärgen.</text:p>
            </text:list-item>
          </text:list>
        </text:list-item>
        <text:list-item>
          <text:p text:style-name="P4">Polymorphismus</text:p>
          <text:list>
            <text:list-item>
              <text:p text:style-name="P7">processNeighbors von ColorNeighborsButton.</text:p>
            </text:list-item>
          </text:list>
        </text:list-item>
      </text:list>
      <text:p text:style-name="P3"/>
      <text:p text:style-name="P6">Aufgabe 2:</text:p>
      <text:p text:style-name="P8">import java.util.ArrayList;</text:p>
      <text:p text:style-name="P8"/>
      <text:p text:style-name="P8">import javafx.application.Application;</text:p>
      <text:p text:style-name="P8">import javafx.scene.Scene;</text:p>
      <text:p text:style-name="P8">import javafx.scene.control.Button;</text:p>
      <text:p text:style-name="P8">import javafx.scene.layout.GridPane;</text:p>
      <text:p text:style-name="P8">import javafx.stage.Stage;</text:p>
      <text:p text:style-name="P8"/>
      <text:p text:style-name="P8"><text:soft-page-break/>public class TileBasedApplication extends Application {</text:p>
      <text:p text:style-name="P8"/>
      <text:p text:style-name="P8"><text:s text:c="2"/>private static final int GRID_SIZE = 20;</text:p>
      <text:p text:style-name="P8"><text:s text:c="2"/>private Button[][] gridButtons = new Button[GRID_SIZE][GRID_SIZE];</text:p>
      <text:p text:style-name="P8"/>
      <text:p text:style-name="P8"><text:s text:c="2"/>abstract class ColorNeighborsButton extends Button {</text:p>
      <text:p text:style-name="P8"><text:s text:c="4"/>protected static final int TILE_SIZE = 30;</text:p>
      <text:p text:style-name="P8"/>
      <text:p text:style-name="P8"><text:s text:c="4"/>public ColorNeighborsButton(String text) {</text:p>
      <text:p text:style-name="P8"><text:s text:c="6"/>super(text);</text:p>
      <text:p text:style-name="P8"><text:s text:c="6"/>this.setMinSize(TILE_SIZE, TILE_SIZE);</text:p>
      <text:p text:style-name="P8"><text:s text:c="6"/>this.setOnAction(e -&gt; processNeighbors(GridPane.getRowIndex(this), GridPane.getColumnIndex(this)));</text:p>
      <text:p text:style-name="P8"><text:s text:c="4"/>}</text:p>
      <text:p text:style-name="P8"/>
      <text:p text:style-name="P8"><text:s text:c="4"/>abstract void processNeighbors(int i, int j);</text:p>
      <text:p text:style-name="P8"/>
      <text:p text:style-name="P8"><text:s text:c="4"/>protected void process(int i, int j, String color) {</text:p>
      <text:p text:style-name="P8"><text:s text:c="6"/>for (int di = -1; di &lt;= 1; di++) {</text:p>
      <text:p text:style-name="P8"><text:s text:c="8"/>for (int dj = -1; dj &lt;= 1; dj++) {</text:p>
      <text:p text:style-name="P8"><text:s text:c="10"/>if (di == 0 &amp;&amp; dj == 0)</text:p>
      <text:p text:style-name="P8"><text:s text:c="12"/>continue;</text:p>
      <text:p text:style-name="P8"/>
      <text:p text:style-name="P8"><text:s text:c="10"/>int ni = i + di;</text:p>
      <text:p text:style-name="P8"><text:s text:c="10"/>int nj = j + dj;</text:p>
      <text:p text:style-name="P8"/>
      <text:p text:style-name="P8"><text:soft-page-break/><text:s text:c="10"/>if (ni &gt;= 0 &amp;&amp; ni &lt; GRID_SIZE &amp;&amp; nj &gt;= 0 &amp;&amp; nj &lt; GRID_SIZE) {</text:p>
      <text:p text:style-name="P8"><text:s text:c="12"/>Button neighbor = gridButtons[ni][nj];</text:p>
      <text:p text:style-name="P8"><text:s text:c="12"/>neighbor.setStyle("-fx-background-color: " + color + ";");</text:p>
      <text:p text:style-name="P8"><text:s text:c="10"/>}</text:p>
      <text:p text:style-name="P8"><text:s text:c="8"/>}</text:p>
      <text:p text:style-name="P8"><text:s text:c="6"/>}</text:p>
      <text:p text:style-name="P8"><text:s text:c="4"/>}</text:p>
      <text:p text:style-name="P8"><text:s text:c="2"/>}</text:p>
      <text:p text:style-name="P8"/>
      <text:p text:style-name="P8"><text:s text:c="2"/>class RedButton extends ColorNeighborsButton {</text:p>
      <text:p text:style-name="P8"><text:s text:c="4"/>public RedButton() {</text:p>
      <text:p text:style-name="P8"><text:s text:c="6"/>super("r");</text:p>
      <text:p text:style-name="P8"><text:s text:c="4"/>}</text:p>
      <text:p text:style-name="P8"/>
      <text:p text:style-name="P8"><text:s text:c="4"/>@Override</text:p>
      <text:p text:style-name="P8"><text:s text:c="4"/>void processNeighbors(int i, int j) {</text:p>
      <text:p text:style-name="P8"><text:s text:c="6"/>process(i, j, "red");</text:p>
      <text:p text:style-name="P8"><text:s text:c="4"/>}</text:p>
      <text:p text:style-name="P8"><text:s text:c="2"/>}</text:p>
      <text:p text:style-name="P8"/>
      <text:p text:style-name="P8"><text:s text:c="2"/>class GreenButton extends ColorNeighborsButton {</text:p>
      <text:p text:style-name="P8"><text:s text:c="4"/>public GreenButton() {</text:p>
      <text:p text:style-name="P8"><text:s text:c="6"/>super("g");</text:p>
      <text:p text:style-name="P8"><text:s text:c="4"/>}</text:p>
      <text:p text:style-name="P8"/>
      <text:p text:style-name="P8"><text:s text:c="4"/>@Override</text:p>
      <text:p text:style-name="P8"><text:soft-page-break/><text:s text:c="4"/>void processNeighbors(int i, int j) {</text:p>
      <text:p text:style-name="P8"><text:s text:c="6"/>process(i, j, "green");</text:p>
      <text:p text:style-name="P8"><text:s text:c="4"/>}</text:p>
      <text:p text:style-name="P8"><text:s text:c="2"/>}</text:p>
      <text:p text:style-name="P8"/>
      <text:p text:style-name="P8"><text:s text:c="2"/>class RandomColorButton extends ColorNeighborsButton {</text:p>
      <text:p text:style-name="P8"><text:s text:c="4"/>public RandomColorButton() {</text:p>
      <text:p text:style-name="P8"><text:s text:c="6"/>super("P");</text:p>
      <text:p text:style-name="P8"><text:s text:c="4"/>}</text:p>
      <text:p text:style-name="P8"/>
      <text:p text:style-name="P8"><text:s text:c="4"/>@Override</text:p>
      <text:p text:style-name="P8"><text:s text:c="4"/>void processNeighbors(int i, int j) {</text:p>
      <text:p text:style-name="P8"><text:s text:c="6"/>ArrayList&lt;String&gt; colors = new ArrayList&lt;&gt;();</text:p>
      <text:p text:style-name="P8"><text:s text:c="6"/>colors.add("blue");</text:p>
      <text:p text:style-name="P8"><text:s text:c="6"/>colors.add("yellow");</text:p>
      <text:p text:style-name="P8"><text:s text:c="6"/>colors.add("black");</text:p>
      <text:p text:style-name="P8"><text:s text:c="6"/>colors.add("orange");</text:p>
      <text:p text:style-name="P8"><text:s text:c="6"/>colors.add("brown");</text:p>
      <text:p text:style-name="P8"/>
      <text:p text:style-name="P8"><text:s text:c="6"/>int randomNumber = (int) (Math.random() * colors.size());</text:p>
      <text:p text:style-name="P8"><text:s text:c="6"/>process(i, j, colors.get(randomNumber));</text:p>
      <text:p text:style-name="P8"><text:s text:c="4"/>}</text:p>
      <text:p text:style-name="P8"><text:s text:c="2"/>}</text:p>
      <text:p text:style-name="P8"/>
      <text:p text:style-name="P8"><text:s text:c="2"/>@Override</text:p>
      <text:p text:style-name="P8"><text:s text:c="2"/>public void start(Stage primaryStage) {</text:p>
      <text:p text:style-name="P8"><text:soft-page-break/><text:s text:c="4"/>GridPane grid = new GridPane();</text:p>
      <text:p text:style-name="P8"/>
      <text:p text:style-name="P8"><text:s text:c="4"/>for (int i = 0; i &lt; GRID_SIZE; i++) {</text:p>
      <text:p text:style-name="P8"><text:s text:c="6"/>for (int j = 0; j &lt; GRID_SIZE; j++) {</text:p>
      <text:p text:style-name="P8"><text:s text:c="8"/>// Generiert eine Zufallszahl zwischen 0 und 3</text:p>
      <text:p text:style-name="P8"><text:s text:c="8"/>int randomNumber = (int) (Math.random() * 3);</text:p>
      <text:p text:style-name="P8"/>
      <text:p text:style-name="P8"><text:s text:c="8"/>ColorNeighborsButton button = null;</text:p>
      <text:p text:style-name="P8"/>
      <text:p text:style-name="P8"><text:s text:c="8"/>switch (randomNumber) {</text:p>
      <text:p text:style-name="P8"><text:s text:c="10"/>case 0:</text:p>
      <text:p text:style-name="P8"><text:s text:c="12"/>button = new RedButton();</text:p>
      <text:p text:style-name="P8"><text:s text:c="12"/>break;</text:p>
      <text:p text:style-name="P8"><text:s text:c="10"/>case 1:</text:p>
      <text:p text:style-name="P8"><text:s text:c="12"/>button = new GreenButton();</text:p>
      <text:p text:style-name="P8"><text:s text:c="12"/>break;</text:p>
      <text:p text:style-name="P8"><text:s text:c="10"/>case 2:</text:p>
      <text:p text:style-name="P8"><text:s text:c="12"/>button = new RandomColorButton();</text:p>
      <text:p text:style-name="P8"><text:s text:c="12"/>break;</text:p>
      <text:p text:style-name="P8"><text:s text:c="10"/>default:</text:p>
      <text:p text:style-name="P8"><text:s text:c="12"/>throw new AssertionError();</text:p>
      <text:p text:style-name="P8"><text:s text:c="8"/>}</text:p>
      <text:p text:style-name="P8"/>
      <text:p text:style-name="P8"><text:s text:c="8"/>gridButtons[i][j] = button;</text:p>
      <text:p text:style-name="P8"><text:s text:c="8"/>grid.add(button, j, i);</text:p>
      <text:p text:style-name="P8"><text:s text:c="6"/>}</text:p>
      <text:p text:style-name="P8"><text:soft-page-break/><text:s text:c="4"/>}</text:p>
      <text:p text:style-name="P8"/>
      <text:p text:style-name="P8"><text:s text:c="4"/>Scene scene = new Scene(grid, 600, 600);</text:p>
      <text:p text:style-name="P8"><text:s text:c="4"/>primaryStage.setTitle("Tile-Based Application");</text:p>
      <text:p text:style-name="P8"><text:s text:c="4"/>primaryStage.setScene(scene);</text:p>
      <text:p text:style-name="P8"><text:s text:c="4"/>primaryStage.show();</text:p>
      <text:p text:style-name="P8"><text:s text:c="2"/>}</text:p>
      <text:p text:style-name="P8"/>
      <text:p text:style-name="P8"><text:s text:c="2"/>public static void main(String[] args) {</text:p>
      <text:p text:style-name="P8"><text:s text:c="4"/>launch(args);</text:p>
      <text:p text:style-name="P8"><text:s text:c="2"/>}</text:p>
      <text:p text:style-name="P8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andstädter, Maximilian</meta:initial-creator>
    <meta:editing-cycles>6</meta:editing-cycles>
    <meta:creation-date>2025-09-30T20:02:00</meta:creation-date>
    <dc:date>2025-11-24T15:23:34.624664131</dc:date>
    <meta:editing-duration>PT26M33S</meta:editing-duration>
    <meta:generator>LibreOffice/24.2.7.2$Linux_X86_64 LibreOffice_project/420$Build-2</meta:generator>
    <meta:document-statistic meta:table-count="1" meta:image-count="0" meta:object-count="0" meta:page-count="6" meta:paragraph-count="118" meta:word-count="425" meta:character-count="3641" meta:non-whitespace-character-count="2794"/>
    <meta:user-defined meta:name="AppVersion">16.0000</meta:user-defined>
    <meta:template xlink:type="simple" xlink:actuate="onRequest" xlink:title="Normal.dotm" xlink:href=""/>
  </office:meta>
</office:document-meta>
</file>